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6.01pt"/>
    </style:style>
    <style:style style:name="co3" style:family="table-column">
      <style:table-column-properties fo:break-before="auto" style:column-width="7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with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79" calcext:value-type="float">
            <text:p>38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61" calcext:value-type="float">
            <text:p>26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54" calcext:value-type="float">
            <text:p>41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24" calcext:value-type="float">
            <text:p>13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06" calcext:value-type="float">
            <text:p>42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037" calcext:value-type="float">
            <text:p>240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739" calcext:value-type="float">
            <text:p>457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005" calcext:value-type="float">
            <text:p>53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480" calcext:value-type="float">
            <text:p>344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245" calcext:value-type="float">
            <text:p>272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736" calcext:value-type="float">
            <text:p>287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352" calcext:value-type="float">
            <text:p>233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792" calcext:value-type="float">
            <text:p>197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776" calcext:value-type="float">
            <text:p>307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362" calcext:value-type="float">
            <text:p>453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42" calcext:value-type="float">
            <text:p>484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67" calcext:value-type="float">
            <text:p>260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845" calcext:value-type="float">
            <text:p>23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449" calcext:value-type="float">
            <text:p>254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395" calcext:value-type="float">
            <text:p>353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547" calcext:value-type="float">
            <text:p>225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348" calcext:value-type="float">
            <text:p>223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837" calcext:value-type="float">
            <text:p>428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738" calcext:value-type="float">
            <text:p>117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608" calcext:value-type="float">
            <text:p>426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858" calcext:value-type="float">
            <text:p>178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093" calcext:value-type="float">
            <text:p>330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070" calcext:value-type="float">
            <text:p>340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520" calcext:value-type="float">
            <text:p>295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938" calcext:value-type="float">
            <text:p>309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322" calcext:value-type="float">
            <text:p>64322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 pairs when it scored the best (cosine + emd)</text:p>
          </table:table-cell>
          <table:table-cell office:value-type="string" calcext:value-type="string">
            <text:p>no pairs (real)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322" calcext:value-type="float">
            <text:p>322</text:p>
          </table:table-cell>
          <table:table-cell table:formula="of:=[.B2]/2" office:value-type="float" office:value="161" calcext:value-type="float">
            <text:p>161</text:p>
          </table:table-cell>
          <table:table-cell table:formula="of:=ROUND(([.C2]/[.C$6])*100;1)"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78" calcext:value-type="float">
            <text:p>278</text:p>
          </table:table-cell>
          <table:table-cell table:formula="of:=[.B3]/2" office:value-type="float" office:value="139" calcext:value-type="float">
            <text:p>139</text:p>
          </table:table-cell>
          <table:table-cell table:formula="of:=ROUND(([.C3]/[.C$6])*100;1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322" calcext:value-type="float">
            <text:p>322</text:p>
          </table:table-cell>
          <table:table-cell table:formula="of:=[.B4]/2" office:value-type="float" office:value="161" calcext:value-type="float">
            <text:p>161</text:p>
          </table:table-cell>
          <table:table-cell table:formula="of:=ROUND(([.C4]/[.C$6])*100;1)"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062" calcext:value-type="float">
            <text:p>1062</text:p>
          </table:table-cell>
          <table:table-cell table:formula="of:=[.B5]/2" office:value-type="float" office:value="531" calcext:value-type="float">
            <text:p>531</text:p>
          </table:table-cell>
          <table:table-cell table:formula="of:=ROUND(([.C5]/[.C$6])*100;1)" office:value-type="float" office:value="53.5" calcext:value-type="float">
            <text:p>53.5</text:p>
          </table:table-cell>
        </table:table-row>
        <table:table-row table:style-name="ro1">
          <table:table-cell table:number-columns-repeated="2"/>
          <table:table-cell table:formula="of:=SUM([.C2:.C5])" office:value-type="float" office:value="992" calcext:value-type="float">
            <text:p>992</text:p>
          </table:table-cell>
          <table:table-cell/>
        </table:table-row>
        <table:table-row table:style-name="ro1">
          <table:table-cell table:number-columns-repeated="2"/>
          <table:table-cell table:formula="of:=31*32" office:value-type="float" office:value="992" calcext:value-type="float">
            <text:p>992</text:p>
          </table:table-cell>
          <table:table-cell/>
        </table:table-row>
      </table:table>
      <table:table table:name="Model Error Averag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 table:number-columns-repeated="2"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7663" calcext:value-type="float">
            <text:p>16.76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114631160613" calcext:value-type="float">
            <text:p>26.1146311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1856" calcext:value-type="float">
            <text:p>16.18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1511059422647" calcext:value-type="float">
            <text:p>22.1511059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4214" calcext:value-type="float">
            <text:p>12.42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7291984865742" calcext:value-type="float">
            <text:p>19.7291984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4531" calcext:value-type="float">
            <text:p>10.453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094773538651" calcext:value-type="float">
            <text:p>21.09477353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4476" calcext:value-type="float">
            <text:p>16.447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4715071647398" calcext:value-type="float">
            <text:p>21.4715071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3203" calcext:value-type="float">
            <text:p>13.32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781802392775" calcext:value-type="float">
            <text:p>22.7818023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1855" calcext:value-type="float">
            <text:p>17.18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8107686196604" calcext:value-type="float">
            <text:p>21.8107686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8699" calcext:value-type="float">
            <text:p>14.869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0610891157581" calcext:value-type="float">
            <text:p>19.06108911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671" calcext:value-type="float">
            <text:p>12.6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0500740235852" calcext:value-type="float">
            <text:p>22.05007402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5589" calcext:value-type="float">
            <text:p>16.558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4766260577786" calcext:value-type="float">
            <text:p>20.47662605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246" calcext:value-type="float">
            <text:p>15.2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6378650665283" calcext:value-type="float">
            <text:p>26.63786506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7699" calcext:value-type="float">
            <text:p>13.76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6874030636203" calcext:value-type="float">
            <text:p>26.68740306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1031" calcext:value-type="float">
            <text:p>14.103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7409567063855" calcext:value-type="float">
            <text:p>19.74095670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7907" calcext:value-type="float">
            <text:p>18.790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5007216545843" calcext:value-type="float">
            <text:p>24.50072165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3285" calcext:value-type="float">
            <text:p>16.328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7317085881387" calcext:value-type="float">
            <text:p>22.73170858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9252" calcext:value-type="float">
            <text:p>12.925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459034212174" calcext:value-type="float">
            <text:p>22.4590342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9179" calcext:value-type="float">
            <text:p>15.917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159234939083" calcext:value-type="float">
            <text:p>21.15923493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6271" calcext:value-type="float">
            <text:p>10.627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2704410552979" calcext:value-type="float">
            <text:p>17.27044105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906" calcext:value-type="float">
            <text:p>12.90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8204973589989" calcext:value-type="float">
            <text:p>21.8204973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7134" calcext:value-type="float">
            <text:p>16.713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3.2761840820312" calcext:value-type="float">
            <text:p>23.276184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3015" calcext:value-type="float">
            <text:p>12.30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2372932126445" calcext:value-type="float">
            <text:p>21.23729321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4777" calcext:value-type="float">
            <text:p>12.477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3122883150654" calcext:value-type="float">
            <text:p>19.31228831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7614" calcext:value-type="float">
            <text:p>10.76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4891367266255" calcext:value-type="float">
            <text:p>19.48913672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8481" calcext:value-type="float">
            <text:p>18.848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4333715131206" calcext:value-type="float">
            <text:p>25.43337151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7561" calcext:value-type="float">
            <text:p>11.756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6000944260628" calcext:value-type="float">
            <text:p>17.60009442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957" calcext:value-type="float">
            <text:p>15.195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8323646668465" calcext:value-type="float">
            <text:p>19.83236466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125" calcext:value-type="float">
            <text:p>16.12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4048145663354" calcext:value-type="float">
            <text:p>21.40481456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3656" calcext:value-type="float">
            <text:p>15.365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9505189464938" calcext:value-type="float">
            <text:p>28.95051894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8396" calcext:value-type="float">
            <text:p>14.839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3497607323431" calcext:value-type="float">
            <text:p>21.34976073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3667" calcext:value-type="float">
            <text:p>17.366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6444895344396" calcext:value-type="float">
            <text:p>28.64448953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2908" calcext:value-type="float">
            <text:p>10.290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6237878799438" calcext:value-type="float">
            <text:p>16.62378787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6607" calcext:value-type="float">
            <text:p>16.660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3.134574767082" calcext:value-type="float">
            <text:p>23.1345747671</text:p>
          </table:table-cell>
        </table:table-row>
        <table:table-row table:style-name="ro1">
          <table:table-cell table:number-columns-repeated="2"/>
          <table:table-cell table:style-name="ce1" table:formula="of:=AVERAGE(['Model Error Averages'.C2:.C33])" office:value-type="float" office:value="14.568634375" calcext:value-type="float">
            <text:p>14.57</text:p>
          </table:table-cell>
          <table:table-cell table:number-columns-repeated="4"/>
          <table:table-cell table:style-name="ce1" table:formula="of:=AVERAGE(['Model Error Averages'.H2:.H33])" office:value-type="float" office:value="22.0636912036327" calcext:value-type="float">
            <text:p>22.06</text:p>
          </table:table-cell>
        </table:table-row>
      </table:table>
      <table:table table:name="Correlation Overview xgb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Cluster ID</text:p>
          </table:table-cell>
          <table:table-cell table:style-name="ce3" office:value-type="string" calcext:value-type="string">
            <text:p>Cosine Correlation</text:p>
          </table:table-cell>
          <table:table-cell table:style-name="ce3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3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8991935483871" calcext:value-type="float">
            <text:p>-0.3899193548</text:p>
          </table:table-cell>
          <table:table-cell office:value-type="float" office:value="0.34" calcext:value-type="float">
            <text:p>0.34</text:p>
          </table:table-cell>
          <table:table-cell office:value-type="float" office:value="0.359274193548387" calcext:value-type="float">
            <text:p>0.3592741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35887096774194" calcext:value-type="float">
            <text:p>-0.2358870968</text:p>
          </table:table-cell>
          <table:table-cell office:value-type="float" office:value="0.23" calcext:value-type="float">
            <text:p>0.23</text:p>
          </table:table-cell>
          <table:table-cell office:value-type="float" office:value="0.181048387096774" calcext:value-type="float">
            <text:p>0.18104838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0.1625" calcext:value-type="float">
            <text:p>0.162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03414297712064" calcext:value-type="float">
            <text:p>-0.1034142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58678004079661" calcext:value-type="float">
            <text:p>-0.2586780041</text:p>
          </table:table-cell>
          <table:table-cell office:value-type="float" office:value="0.12" calcext:value-type="float">
            <text:p>0.12</text:p>
          </table:table-cell>
          <table:table-cell office:value-type="float" office:value="0.179032258064516" calcext:value-type="float">
            <text:p>0.1790322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9" calcext:value-type="float">
            <text:p>-0.29</text:p>
          </table:table-cell>
          <table:table-cell office:value-type="float" office:value="0.0032258064516129" calcext:value-type="float">
            <text:p>0.003225806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79701655788956" calcext:value-type="float">
            <text:p>-0.0087970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5" calcext:value-type="float">
            <text:p>-0.25</text:p>
          </table:table-cell>
          <table:table-cell office:value-type="float" office:value="0.00524193548387097" calcext:value-type="float">
            <text:p>0.0052419355</text:p>
          </table:table-cell>
          <table:table-cell office:value-type="float" office:value="0.31" calcext:value-type="float">
            <text:p>0.31</text:p>
          </table:table-cell>
          <table:table-cell office:value-type="float" office:value="0.170967741935484" calcext:value-type="float">
            <text:p>0.17096774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76061463241815" calcext:value-type="float">
            <text:p>0.176061463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79032258064516" calcext:value-type="float">
            <text:p>-0.17903225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17741935483871" calcext:value-type="float">
            <text:p>0.0217741935</text:p>
          </table:table-cell>
          <table:table-cell office:value-type="float" office:value="0.13" calcext:value-type="float">
            <text:p>0.13</text:p>
          </table:table-cell>
          <table:table-cell office:value-type="float" office:value="0.0713709677419355" calcext:value-type="float">
            <text:p>0.07137096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71774193548387" calcext:value-type="float">
            <text:p>-0.171774193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89682729751161" calcext:value-type="float">
            <text:p>0.028968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8" calcext:value-type="float">
            <text:p>-0.08</text:p>
          </table:table-cell>
          <table:table-cell office:value-type="float" office:value="0.106854838709677" calcext:value-type="float">
            <text:p>0.1068548387</text:p>
          </table:table-cell>
          <table:table-cell office:value-type="float" office:value="0.28" calcext:value-type="float">
            <text:p>0.28</text:p>
          </table:table-cell>
          <table:table-cell office:value-type="float" office:value="0.134274193548387" calcext:value-type="float">
            <text:p>0.1342741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0.332661290322581" calcext:value-type="float">
            <text:p>0.3326612903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61290322580645" calcext:value-type="float">
            <text:p>-0.26129032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" calcext:value-type="float">
            <text:p>0.18</text:p>
          </table:table-cell>
          <table:table-cell office:value-type="float" office:value="0.122493291552592" calcext:value-type="float">
            <text:p>0.122493291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33870967741935" calcext:value-type="float">
            <text:p>-0.13387096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25806451612903" calcext:value-type="float">
            <text:p>-0.2258064516</text:p>
          </table:table-cell>
          <table:table-cell office:value-type="float" office:value="0.15" calcext:value-type="float">
            <text:p>0.15</text:p>
          </table:table-cell>
          <table:table-cell office:value-type="float" office:value="0.0528225806451613" calcext:value-type="float">
            <text:p>0.05282258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39516129032258" calcext:value-type="float">
            <text:p>0.0939516129</text:p>
          </table:table-cell>
          <table:table-cell office:value-type="float" office:value="0.09" calcext:value-type="float">
            <text:p>0.09</text:p>
          </table:table-cell>
          <table:table-cell office:value-type="float" office:value="0.0923387096774194" calcext:value-type="float">
            <text:p>0.0923387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300806451612903" calcext:value-type="float">
            <text:p>0.3008064516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58870967741935" calcext:value-type="float">
            <text:p>-0.15887096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36219138609178" calcext:value-type="float">
            <text:p>-0.2362191386</text:p>
          </table:table-cell>
          <table:table-cell office:value-type="float" office:value="0.19" calcext:value-type="float">
            <text:p>0.19</text:p>
          </table:table-cell>
          <table:table-cell office:value-type="float" office:value="0.205645161290323" calcext:value-type="float">
            <text:p>0.20564516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31451612903226" calcext:value-type="float">
            <text:p>0.0431451613</text:p>
          </table:table-cell>
          <table:table-cell office:value-type="float" office:value="0.1" calcext:value-type="float">
            <text:p>0.1</text:p>
          </table:table-cell>
          <table:table-cell office:value-type="float" office:value="0.00282258064516129" calcext:value-type="float">
            <text:p>0.00282258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3991935483871" calcext:value-type="float">
            <text:p>0.13991935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office:value-type="float" office:value="0.21817183599897" calcext:value-type="float">
            <text:p>0.21817183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556451612903226" calcext:value-type="float">
            <text:p>-0.05564516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23" calcext:value-type="float">
            <text:p>-0.23</text:p>
          </table:table-cell>
          <table:table-cell office:value-type="float" office:value="0.0173387096774194" calcext:value-type="float">
            <text:p>0.0173387097</text:p>
          </table:table-cell>
          <table:table-cell office:value-type="float" office:value="0.06" calcext:value-type="float">
            <text:p>0.06</text:p>
          </table:table-cell>
          <table:table-cell office:value-type="float" office:value="0.0509611341331565" calcext:value-type="float">
            <text:p>0.05096113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office:value-type="float" office:value="0.183870967741935" calcext:value-type="float">
            <text:p>0.1838709677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61290322580645" calcext:value-type="float">
            <text:p>-0.26129032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0375" calcext:value-type="float">
            <text:p>0.037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82989798560727" calcext:value-type="float">
            <text:p>0.03829897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63306451612903" calcext:value-type="float">
            <text:p>-0.1633064516</text:p>
          </table:table-cell>
          <table:table-cell office:value-type="float" office:value="0.1" calcext:value-type="float">
            <text:p>0.1</text:p>
          </table:table-cell>
          <table:table-cell office:value-type="float" office:value="0.0867465964756208" calcext:value-type="float">
            <text:p>0.08674659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99193548387097" calcext:value-type="float">
            <text:p>-0.1991935484</text:p>
          </table:table-cell>
          <table:table-cell office:value-type="float" office:value="0.24" calcext:value-type="float">
            <text:p>0.24</text:p>
          </table:table-cell>
          <table:table-cell office:value-type="float" office:value="0.221468604204201" calcext:value-type="float">
            <text:p>0.22146860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1" calcext:value-type="float">
            <text:p>-0.1</text:p>
          </table:table-cell>
          <table:table-cell office:value-type="float" office:value="-0.209421942692429" calcext:value-type="float">
            <text:p>-0.2094219427</text:p>
          </table:table-cell>
          <table:table-cell office:value-type="float" office:value="0.29" calcext:value-type="float">
            <text:p>0.29</text:p>
          </table:table-cell>
          <table:table-cell office:value-type="float" office:value="0.273296644719489" calcext:value-type="float">
            <text:p>0.27329664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" calcext:value-type="float">
            <text:p>0.07</text:p>
          </table:table-cell>
          <table:table-cell office:value-type="float" office:value="0.0681451612903226" calcext:value-type="float">
            <text:p>0.068145161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39516129032258" calcext:value-type="float">
            <text:p>0.04395161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34" calcext:value-type="float">
            <text:p>-0.34</text:p>
          </table:table-cell>
          <table:table-cell office:value-type="float" office:value="-0.357258064516129" calcext:value-type="float">
            <text:p>-0.3572580645</text:p>
          </table:table-cell>
          <table:table-cell office:value-type="float" office:value="0.16" calcext:value-type="float">
            <text:p>0.16</text:p>
          </table:table-cell>
          <table:table-cell office:value-type="float" office:value="0.0612903225806452" calcext:value-type="float">
            <text:p>0.06129032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43" calcext:value-type="float">
            <text:p>-0.43</text:p>
          </table:table-cell>
          <table:table-cell office:value-type="float" office:value="-0.357661290322581" calcext:value-type="float">
            <text:p>-0.3576612903</text:p>
          </table:table-cell>
          <table:table-cell office:value-type="float" office:value="0.35" calcext:value-type="float">
            <text:p>0.35</text:p>
          </table:table-cell>
          <table:table-cell office:value-type="float" office:value="0.313306451612903" calcext:value-type="float">
            <text:p>0.3133064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36290322580645" calcext:value-type="float">
            <text:p>-0.1362903226</text:p>
          </table:table-cell>
          <table:table-cell office:value-type="float" office:value="0.19" calcext:value-type="float">
            <text:p>0.19</text:p>
          </table:table-cell>
          <table:table-cell office:value-type="float" office:value="0.211290322580645" calcext:value-type="float">
            <text:p>0.21129032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60483870967742" calcext:value-type="float">
            <text:p>-0.260483871</text:p>
          </table:table-cell>
          <table:table-cell office:value-type="float" office:value="0.28" calcext:value-type="float">
            <text:p>0.28</text:p>
          </table:table-cell>
          <table:table-cell office:value-type="float" office:value="0.278225806451613" calcext:value-type="float">
            <text:p>0.2782258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35" calcext:value-type="float">
            <text:p>-0.35</text:p>
          </table:table-cell>
          <table:table-cell office:value-type="float" office:value="-0.161693548387097" calcext:value-type="float">
            <text:p>-0.1616935484</text:p>
          </table:table-cell>
          <table:table-cell office:value-type="float" office:value="0.04" calcext:value-type="float">
            <text:p>0.04</text:p>
          </table:table-cell>
          <table:table-cell office:value-type="float" office:value="-0.054197028315518" calcext:value-type="float">
            <text:p>-0.05419702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01612903225806" calcext:value-type="float">
            <text:p>-0.3016129032</text:p>
          </table:table-cell>
          <table:table-cell office:value-type="float" office:value="0.23" calcext:value-type="float">
            <text:p>0.23</text:p>
          </table:table-cell>
          <table:table-cell office:value-type="float" office:value="0.283064516129032" calcext:value-type="float">
            <text:p>0.2830645161</text:p>
          </table:table-cell>
        </table:table-row>
        <table:table-row table:style-name="ro1">
          <table:table-cell/>
          <table:table-cell table:style-name="ce1" table:formula="of:=AVERAGE(['Correlation Overview xgb'.B2:.B33])" office:value-type="float" office:value="-0.129375" calcext:value-type="float">
            <text:p>-0.13</text:p>
          </table:table-cell>
          <table:table-cell table:style-name="ce1" table:formula="of:=AVERAGE(['Correlation Overview xgb'.C2:.C33])" office:value-type="float" office:value="-0.0592644831978071" calcext:value-type="float">
            <text:p>-0.06</text:p>
          </table:table-cell>
          <table:table-cell table:style-name="ce1" table:formula="of:=AVERAGE(['Correlation Overview xgb'.D2:.D33])" office:value-type="float" office:value="0.08625" calcext:value-type="float">
            <text:p>0.09</text:p>
          </table:table-cell>
          <table:table-cell table:style-name="ce1" table:formula="of:=AVERAGE(['Correlation Overview xgb'.E2:.E33])" office:value-type="float" office:value="0.0707492828458909" calcext:value-type="float">
            <text:p>0.07</text:p>
          </table:table-cell>
        </table:table-row>
      </table:table>
      <table:table table:name="CO area xgb" table:style-name="ta1">
        <table:table-column table:style-name="co1" table:number-columns-repeated="5" table:default-cell-style-name="Default"/>
        <table:table-row table:style-name="ro1">
          <table:table-cell table:style-name="ce5" office:value-type="string" calcext:value-type="string">
            <text:p>Cluster ID</text:p>
          </table:table-cell>
          <table:table-cell table:style-name="ce6" office:value-type="string" calcext:value-type="string">
            <text:p>Cosine Correlation</text:p>
          </table:table-cell>
          <table:table-cell table:style-name="ce6" office:value-type="string" calcext:value-type="string">
            <text:p>Cosine Rank Correlation</text:p>
          </table:table-cell>
          <table:table-cell table:style-name="ce6" office:value-type="string" calcext:value-type="string">
            <text:p>EMD Correlation</text:p>
          </table:table-cell>
          <table:table-cell table:style-name="ce6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266129032258065" calcext:value-type="float">
            <text:p>0.2661290323</text:p>
          </table:table-cell>
          <table:table-cell office:value-type="float" office:value="-0.1" calcext:value-type="float">
            <text:p>-0.1</text:p>
          </table:table-cell>
          <table:table-cell office:value-type="float" office:value="0.0379032258064516" calcext:value-type="float">
            <text:p>0.0379032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320564516129032" calcext:value-type="float">
            <text:p>0.3205645161</text:p>
          </table:table-cell>
          <table:table-cell office:value-type="float" office:value="-0.19" calcext:value-type="float">
            <text:p>-0.19</text:p>
          </table:table-cell>
          <table:table-cell office:value-type="float" office:value="-0.0568548387096774" calcext:value-type="float">
            <text:p>-0.0568548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-0.0758064516129032" calcext:value-type="float">
            <text:p>-0.0758064516</text:p>
          </table:table-cell>
          <table:table-cell office:value-type="float" office:value="0.18" calcext:value-type="float">
            <text:p>0.18</text:p>
          </table:table-cell>
          <table:table-cell office:value-type="float" office:value="0.265673976054231" calcext:value-type="float">
            <text:p>0.26567397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00806451612903226" calcext:value-type="float">
            <text:p>0.0080645161</text:p>
          </table:table-cell>
          <table:table-cell office:value-type="float" office:value="0.06" calcext:value-type="float">
            <text:p>0.06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0.348387096774194" calcext:value-type="float">
            <text:p>0.348387096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301056194141316" calcext:value-type="float">
            <text:p>-0.3010561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24193548387097" calcext:value-type="float">
            <text:p>0.0524193548</text:p>
          </table:table-cell>
          <table:table-cell office:value-type="float" office:value="0.14" calcext:value-type="float">
            <text:p>0.14</text:p>
          </table:table-cell>
          <table:table-cell office:value-type="float" office:value="0.22774247596883" calcext:value-type="float">
            <text:p>0.227742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float" office:value="0.233064516129032" calcext:value-type="float">
            <text:p>0.2330645161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13709677419355" calcext:value-type="float">
            <text:p>-0.21370967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" calcext:value-type="float">
            <text:p>0.24</text:p>
          </table:table-cell>
          <table:table-cell office:value-type="float" office:value="0.20241935483871" calcext:value-type="float">
            <text:p>0.2024193548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64737828022588" calcext:value-type="float">
            <text:p>-0.264737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156451612903226" calcext:value-type="float">
            <text:p>0.156451612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0881960838367846" calcext:value-type="float">
            <text:p>-0.00881960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" calcext:value-type="float">
            <text:p>0.11</text:p>
          </table:table-cell>
          <table:table-cell office:value-type="float" office:value="0.00604838709677419" calcext:value-type="float">
            <text:p>0.0060483871</text:p>
          </table:table-cell>
          <table:table-cell office:value-type="float" office:value="0.09" calcext:value-type="float">
            <text:p>0.09</text:p>
          </table:table-cell>
          <table:table-cell office:value-type="float" office:value="0.082258064516129" calcext:value-type="float">
            <text:p>0.0822580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22983870967742" calcext:value-type="float">
            <text:p>-0.222983871</text:p>
          </table:table-cell>
          <table:table-cell office:value-type="float" office:value="0.22" calcext:value-type="float">
            <text:p>0.22</text:p>
          </table:table-cell>
          <table:table-cell office:value-type="float" office:value="0.341465641453617" calcext:value-type="float">
            <text:p>0.3414656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" calcext:value-type="float">
            <text:p>0.17</text:p>
          </table:table-cell>
          <table:table-cell office:value-type="float" office:value="0.0237903225806452" calcext:value-type="float">
            <text:p>0.0237903226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20967741935484" calcext:value-type="float">
            <text:p>-0.22096774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677419354839" calcext:value-type="float">
            <text:p>0.033467741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51779079408904" calcext:value-type="float">
            <text:p>-0.15177907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-0.0379032258064516" calcext:value-type="float">
            <text:p>-0.037903225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06788218755021" calcext:value-type="float">
            <text:p>-0.10678821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.07</text:p>
          </table:table-cell>
          <table:table-cell office:value-type="float" office:value="0.0548387096774194" calcext:value-type="float">
            <text:p>0.0548387097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63870138546377" calcext:value-type="float">
            <text:p>-0.1638701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" calcext:value-type="float">
            <text:p>0.19</text:p>
          </table:table-cell>
          <table:table-cell office:value-type="float" office:value="0.113709677419355" calcext:value-type="float">
            <text:p>0.1137096774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24824289035265" calcext:value-type="float">
            <text:p>-0.1248242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-0.110483870967742" calcext:value-type="float">
            <text:p>-0.110483871</text:p>
          </table:table-cell>
          <table:table-cell office:value-type="float" office:value="0.11" calcext:value-type="float">
            <text:p>0.11</text:p>
          </table:table-cell>
          <table:table-cell office:value-type="float" office:value="0.227425271285888" calcext:value-type="float">
            <text:p>0.2274252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" calcext:value-type="float">
            <text:p>0.13</text:p>
          </table:table-cell>
          <table:table-cell office:value-type="float" office:value="0.341129032258065" calcext:value-type="float">
            <text:p>0.341129032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31854838709677" calcext:value-type="float">
            <text:p>-0.1318548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" calcext:value-type="float">
            <text:p>0.09</text:p>
          </table:table-cell>
          <table:table-cell office:value-type="float" office:value="0.144758064516129" calcext:value-type="float">
            <text:p>0.1447580645</text:p>
          </table:table-cell>
          <table:table-cell office:value-type="float" office:value="0.23" calcext:value-type="float">
            <text:p>0.23</text:p>
          </table:table-cell>
          <table:table-cell office:value-type="float" office:value="0.263912040236269" calcext:value-type="float">
            <text:p>0.26391204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office:value-type="float" office:value="0.180645161290323" calcext:value-type="float">
            <text:p>0.1806451613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10887096774194" calcext:value-type="float">
            <text:p>-0.31088709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-0.0862903225806452" calcext:value-type="float">
            <text:p>-0.0862903226</text:p>
          </table:table-cell>
          <table:table-cell office:value-type="float" office:value="0.02" calcext:value-type="float">
            <text:p>0.02</text:p>
          </table:table-cell>
          <table:table-cell office:value-type="float" office:value="0.160182328132531" calcext:value-type="float">
            <text:p>0.16018232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" calcext:value-type="float">
            <text:p>0.12</text:p>
          </table:table-cell>
          <table:table-cell office:value-type="float" office:value="0.0689516129032258" calcext:value-type="float">
            <text:p>0.0689516129</text:p>
          </table:table-cell>
          <table:table-cell office:value-type="float" office:value="-0.35" calcext:value-type="float">
            <text:p>-0.35</text:p>
          </table:table-cell>
          <table:table-cell office:value-type="float" office:value="-0.499193548387097" calcext:value-type="float">
            <text:p>-0.49919354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838709677419355" calcext:value-type="float">
            <text:p>-0.0838709677</text:p>
          </table:table-cell>
          <table:table-cell office:value-type="float" office:value="0.2" calcext:value-type="float">
            <text:p>0.2</text:p>
          </table:table-cell>
          <table:table-cell office:value-type="float" office:value="0.0477361277179022" calcext:value-type="float">
            <text:p>0.04773612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127016129032258" calcext:value-type="float">
            <text:p>-0.1270161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286843130898" calcext:value-type="float">
            <text:p>0.03372868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65322580645161" calcext:value-type="float">
            <text:p>-0.2653225806</text:p>
          </table:table-cell>
          <table:table-cell office:value-type="float" office:value="0.04" calcext:value-type="float">
            <text:p>0.04</text:p>
          </table:table-cell>
          <table:table-cell office:value-type="float" office:value="0.149193548387097" calcext:value-type="float">
            <text:p>0.14919354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-0.0620967741935484" calcext:value-type="float">
            <text:p>-0.0620967742</text:p>
          </table:table-cell>
          <table:table-cell office:value-type="float" office:value="0.19" calcext:value-type="float">
            <text:p>0.19</text:p>
          </table:table-cell>
          <table:table-cell office:value-type="float" office:value="0.419624171048399" calcext:value-type="float">
            <text:p>0.4196241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2" calcext:value-type="float">
            <text:p>0.12</text:p>
          </table:table-cell>
          <table:table-cell office:value-type="float" office:value="-0.00564516129032258" calcext:value-type="float">
            <text:p>-0.0056451613</text:p>
          </table:table-cell>
          <table:table-cell office:value-type="float" office:value="-0.3" calcext:value-type="float">
            <text:p>-0.3</text:p>
          </table:table-cell>
          <table:table-cell office:value-type="float" office:value="-0.367338709677419" calcext:value-type="float">
            <text:p>-0.36733870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963709677419355" calcext:value-type="float">
            <text:p>-0.096370967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03225806451613" calcext:value-type="float">
            <text:p>-0.20322580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50806451612903" calcext:value-type="float">
            <text:p>-0.0350806452</text:p>
          </table:table-cell>
          <table:table-cell office:value-type="float" office:value="0.16" calcext:value-type="float">
            <text:p>0.16</text:p>
          </table:table-cell>
          <table:table-cell office:value-type="float" office:value="0.286363923006764" calcext:value-type="float">
            <text:p>0.2863639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1" calcext:value-type="float">
            <text:p>0.11</text:p>
          </table:table-cell>
          <table:table-cell office:value-type="float" office:value="0.197983870967742" calcext:value-type="float">
            <text:p>0.19798387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228599166395979" calcext:value-type="float">
            <text:p>-0.02285991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" calcext:value-type="float">
            <text:p>0.41</text:p>
          </table:table-cell>
          <table:table-cell office:value-type="float" office:value="0.421370967741935" calcext:value-type="float">
            <text:p>0.4213709677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50410739477118" calcext:value-type="float">
            <text:p>-0.25041073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2" calcext:value-type="float">
            <text:p>-0.2</text:p>
          </table:table-cell>
          <table:table-cell office:value-type="float" office:value="-0.069758064516129" calcext:value-type="float">
            <text:p>-0.0697580645</text:p>
          </table:table-cell>
          <table:table-cell office:value-type="float" office:value="0.24" calcext:value-type="float">
            <text:p>0.24</text:p>
          </table:table-cell>
          <table:table-cell office:value-type="float" office:value="0.158048250388953" calcext:value-type="float">
            <text:p>0.1580482504</text:p>
          </table:table-cell>
        </table:table-row>
        <table:table-row table:style-name="ro1">
          <table:table-cell/>
          <table:table-cell table:style-name="ce4" table:formula="of:=AVERAGE(['CO area xgb'.B2:.B33])" office:value-type="float" office:value="0.07625" calcext:value-type="float">
            <text:p>0.08</text:p>
          </table:table-cell>
          <table:table-cell table:style-name="ce4" table:formula="of:=AVERAGE(['CO area xgb'.C2:.C33])" office:value-type="float" office:value="0.0592363911290323" calcext:value-type="float">
            <text:p>0.06</text:p>
          </table:table-cell>
          <table:table-cell table:style-name="ce4" table:formula="of:=AVERAGE(['CO area xgb'.D2:.D33])" office:value-type="float" office:value="-0.05375" calcext:value-type="float">
            <text:p>-0.05</text:p>
          </table:table-cell>
          <table:table-cell table:style-name="ce4" table:formula="of:=AVERAGE(['CO area xgb'.E2:.E33])" office:value-type="float" office:value="-0.0214193919424447" calcext:value-type="float">
            <text:p>-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7:48:27.692954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6:41:41.287787504</meta:creation-date>
    <meta:generator>LibreOffice/5.1.6.2$Linux_X86_64 LibreOffice_project/10m0$Build-2</meta:generator>
    <dc:date>2018-10-19T18:04:37.140539695</dc:date>
    <meta:editing-duration>PT50M2S</meta:editing-duration>
    <meta:editing-cycles>18</meta:editing-cycles>
    <meta:document-statistic meta:table-count="5" meta:cell-count="626" meta:object-count="0"/>
  </office:meta>
</office:document-meta>
</file>